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1006" officeooo:paragraph-rsid="000f1006"/>
    </style:style>
    <style:style style:name="P2" style:family="paragraph" style:parent-style-name="Standard">
      <style:text-properties fo:font-weight="bold" officeooo:rsid="000f1006" officeooo:paragraph-rsid="000f1006" style:font-weight-asian="bold" style:font-weight-complex="bold"/>
    </style:style>
    <style:style style:name="P3" style:family="paragraph" style:parent-style-name="Standard">
      <style:text-properties fo:font-size="14pt" fo:font-weight="bold" officeooo:rsid="000fefbe" officeooo:paragraph-rsid="000fefbe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officeooo:rsid="000f1006" officeooo:paragraph-rsid="000f1006" style:font-weight-asian="normal" style:font-weight-complex="normal"/>
    </style:style>
    <style:style style:name="P5" style:family="paragraph" style:parent-style-name="Standard">
      <style:text-properties fo:font-size="12pt" fo:font-weight="normal" officeooo:rsid="000fefbe" officeooo:paragraph-rsid="000fefbe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25885" officeooo:paragraph-rsid="0012588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dd19" officeooo:paragraph-rsid="0013dd1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52948" officeooo:paragraph-rsid="00152948" style:font-size-asian="10.5pt" style:font-weight-asian="normal" style:font-size-complex="12pt" style:font-weight-complex="normal"/>
    </style:style>
    <style:style style:name="P9" style:family="paragraph" style:parent-style-name="Standard">
      <style:text-properties officeooo:rsid="0019b9f8" officeooo:paragraph-rsid="0019b9f8"/>
    </style:style>
    <style:style style:name="P10" style:family="paragraph" style:parent-style-name="Standard">
      <style:text-properties officeooo:rsid="001e355d" officeooo:paragraph-rsid="001e355d"/>
    </style:style>
    <style:style style:name="P11" style:family="paragraph" style:parent-style-name="Standard">
      <style:text-properties officeooo:rsid="000fefbe" officeooo:paragraph-rsid="000fefbe"/>
    </style:style>
    <style:style style:name="P12" style:family="paragraph" style:parent-style-name="Standard">
      <style:text-properties fo:font-size="12pt" fo:font-weight="normal" officeooo:rsid="00125885" officeooo:paragraph-rsid="0012588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9pt" fo:font-weight="normal" officeooo:rsid="00267344" officeooo:paragraph-rsid="00267344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4a60" style:font-weight-asian="bold" style:font-weight-complex="bold"/>
    </style:style>
    <style:style style:name="T3" style:family="text">
      <style:text-properties fo:font-weight="bold" officeooo:rsid="00267344" style:font-weight-asian="bold" style:font-weight-complex="bold"/>
    </style:style>
    <style:style style:name="T4" style:family="text">
      <style:text-properties officeooo:rsid="00114a60"/>
    </style:style>
    <style:style style:name="T5" style:family="text">
      <style:text-properties officeooo:rsid="00125885"/>
    </style:style>
    <style:style style:name="T6" style:family="text">
      <style:text-properties officeooo:rsid="0013dd19"/>
    </style:style>
    <style:style style:name="T7" style:family="text">
      <style:text-properties officeooo:rsid="00152948"/>
    </style:style>
    <style:style style:name="T8" style:family="text">
      <style:text-properties officeooo:rsid="00166c15"/>
    </style:style>
    <style:style style:name="T9" style:family="text">
      <style:text-properties officeooo:rsid="00177627"/>
    </style:style>
    <style:style style:name="T10" style:family="text">
      <style:text-properties officeooo:rsid="001b2bb2"/>
    </style:style>
    <style:style style:name="T11" style:family="text">
      <style:text-properties officeooo:rsid="001fedaf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67344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67344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4">How to </text:span><text:span text:style-name="T15">Create a Master Document with a ToC</text:span></text:p>
      <text:p text:style-name="P3"/>
      <text:p text:style-name="P5">These steps are for the mxum.odm file <text:s/>in GIT <text:s/>in early September. <text:s/>Some can be ignored</text:p>
      <text:p text:style-name="P5">in future version<text:span text:style-name="T4">s </text:span>– e.g. removing the <text:span text:style-name="T4">existing</text:span> Table of Contents entry.</text:p>
      <text:p text:style-name="P5"/>
      <text:p text:style-name="P5">1. Load mxum.odm <text:s/><text:span text:style-name="T9">C</text:span>heck text to see that all images are showing and sections in the correct</text:p>
      <text:p text:style-name="P5"><text:s text:c="4"/>sequence. <text:s/><text:span text:style-name="T9">Drag files in the navigator if needed.</text:span></text:p>
      <text:p text:style-name="P5"/>
      <text:p text:style-name="P5">2. <text:span text:style-name="T12">Export </text:span>this file as an odt <text:s text:c="3"/><text:span text:style-name="T5">(Note that it is is still sectioned.)</text:span></text:p>
      <text:p text:style-name="P5"/>
      <text:p text:style-name="P5">3. Open the odt file. <text:s/>Click <text:s/>Tools&gt;<text:span text:style-name="T13">Chapter</text:span> numbering. <text:s/><text:span text:style-name="T4">I</text:span>n the popup, set <text:span text:style-name="T3">Paragraph Style</text:span><text:span text:style-name="T13"> </text:span>to Heading 1.</text:p>
      <text:p text:style-name="P5"/>
      <text:p text:style-name="P5">4. <text:s/>Click Format&gt; Section. <text:s/><text:span text:style-name="T4">In the popup, select each section in the left side list, then click </text:span><text:span text:style-name="T2">Remove.</text:span></text:p>
      <text:p text:style-name="P5"><text:span text:style-name="T2"><text:s text:c="5"/></text:span><text:span text:style-name="T5">This action makes the odt a single file. <text:s/>It is write protected, this can be removed by unchecking</text:span></text:p>
      <text:p text:style-name="P5"><text:s text:c="5"/><text:span text:style-name="T5">the Protected box.</text:span></text:p>
      <text:p text:style-name="P6"/>
      <text:p text:style-name="P6">5. Click Insert&gt; Table of Contents and Index&gt;Table of Contents or Index. In the popup, <text:span text:style-name="T6">see<text:line-break/> <text:s text:c="3"/>that Title and Type are correct and that Index is for entire document. <text:s/>Set Level to 1. <text:s/></text:span></text:p>
      <text:p text:style-name="P6"><text:s text:c="4"/><text:span text:style-name="T6">Note that TOC is write protected, uncheck the box if changes are expected.</text:span></text:p>
      <text:p text:style-name="P6"/>
      <text:p text:style-name="P7">7. Blank line spacings on the first page may need adjusting to get ToC on the one page.</text:p>
      <text:p text:style-name="P7"><text:s text:c="4"/><text:span text:style-name="T10">The page breaks need fixing but not until the MX-17 updates are finished.</text:span></text:p>
      <text:p text:style-name="P7"/>
      <text:p text:style-name="P8">Save fil<text:span text:style-name="T8">e, <text:s/>export as PDF.</text:span></text:p>
      <text:p text:style-name="P6"/>
      <text:p text:style-name="P6"/>
      <text:p text:style-name="P13">v. 20171118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" svg:font-family="Free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WenQuanYi Micro Hei" style:font-size-asian="10.5pt" style:language-asian="zh" style:country-asian="CN" style:font-name-complex="FreeSerif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r" fo:country="HR" style:letter-kerning="true" style:font-name-asian="WenQuanYi Micro Hei" style:font-size-asian="10.5pt" style:language-asian="zh" style:country-asian="CN" style:font-name-complex="FreeSerif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erif1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erif1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1" style:font-family-complex="FreeSerif" style:font-family-generic-complex="roman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3:16:33.839334833</meta:creation-date>
    <meta:generator>LibreOffice/5.4.2.2$Linux_X86_64 LibreOffice_project/22b09f6418e8c2d508a9eaf86b2399209b0990f4</meta:generator>
    <dc:date>2017-11-18T12:26:19.111518370</dc:date>
    <meta:editing-duration>PT50M49S</meta:editing-duration>
    <meta:editing-cycles>15</meta:editing-cycles>
    <meta:document-statistic meta:table-count="0" meta:image-count="0" meta:object-count="0" meta:page-count="1" meta:paragraph-count="16" meta:word-count="215" meta:character-count="1210" meta:non-whitespace-character-count="966"/>
  </office:meta>
</office:document-meta>
</file>